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06mm"/>
    </style:style>
    <style:style style:name="co2" style:family="table-column">
      <style:table-column-properties fo:break-before="auto" style:column-width="33.62mm"/>
    </style:style>
    <style:style style:name="co3" style:family="table-column">
      <style:table-column-properties fo:break-before="auto" style:column-width="49.3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 voltage approach" table:style-name="ta1">
        <table:shapes>
          <draw:frame draw:z-index="0" draw:style-name="gr1" draw:text-style-name="P1" svg:width="159.96mm" svg:height="89.88mm" svg:x="118.85mm" svg:y="10.76mm">
            <draw:object draw:notify-on-update-of-ranges="'Pin voltage approach'.A2:'Pin voltage approach'.A37 'Pin voltage approach'.B1:'Pin voltage approach'.B1 'Pin voltage approach'.B2:'Pin voltage approach'.B37 'Pin voltage approach'.A2:'Pin voltage approach'.A37 'Pin voltage approach'.C1:'Pin voltage approach'.C1 'Pin voltage approach'.C2:'Pin voltage approach'.C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DC value</text:p>
          </table:table-cell>
          <table:table-cell office:value-type="string" calcext:value-type="string">
            <text:p>Pin voltage (mV)</text:p>
          </table:table-cell>
          <table:table-cell office:value-type="string" calcext:value-type="string">
            <text:p>Pin voltage approach (mV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 290 + [.A2]*18/22 - (([.A2]/2500)^4)*1000/11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formula="of:= 290 + [.A3]*18/22 - (([.A3]/2500)^4)*1000/11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formula="of:= 290 + [.A4]*18/22 - (([.A4]/2500)^4)*1000/11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1" calcext:value-type="float">
            <text:p>371</text:p>
          </table:table-cell>
          <table:table-cell table:formula="of:= 290 + [.A5]*18/22 - (([.A5]/2500)^4)*1000/11" office:value-type="float" office:value="368.545256879346" calcext:value-type="float">
            <text:p>368,5452568793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74" calcext:value-type="float">
            <text:p>374</text:p>
          </table:table-cell>
          <table:table-cell table:formula="of:= 290 + [.A6]*18/22 - (([.A6]/2500)^4)*1000/11" office:value-type="float" office:value="420.907565707636" calcext:value-type="float">
            <text:p>420,9075657076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table:formula="of:= 290 + [.A7]*18/22 - (([.A7]/2500)^4)*1000/11" office:value-type="float" office:value="499.444549894293" calcext:value-type="float">
            <text:p>499,44454989429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13" calcext:value-type="float">
            <text:p>513</text:p>
          </table:table-cell>
          <table:table-cell table:formula="of:= 290 + [.A8]*18/22 - (([.A8]/2500)^4)*1000/11" office:value-type="float" office:value="527.256266914909" calcext:value-type="float">
            <text:p>527,2562669149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72" calcext:value-type="float">
            <text:p>572</text:p>
          </table:table-cell>
          <table:table-cell table:formula="of:= 290 + [.A9]*18/22 - (([.A9]/2500)^4)*1000/11" office:value-type="float" office:value="617.213149090909" calcext:value-type="float">
            <text:p>617,21314909090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50" calcext:value-type="float">
            <text:p>650</text:p>
          </table:table-cell>
          <table:table-cell table:formula="of:= 290 + [.A10]*18/22 - (([.A10]/2500)^4)*1000/11" office:value-type="float" office:value="630.293938317647" calcext:value-type="float">
            <text:p>630,29393831764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25" calcext:value-type="float">
            <text:p>725</text:p>
          </table:table-cell>
          <table:table-cell table:formula="of:= 290 + [.A11]*18/22 - (([.A11]/2500)^4)*1000/11" office:value-type="float" office:value="767.547475327683" calcext:value-type="float">
            <text:p>767,54747532768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40" calcext:value-type="float">
            <text:p>740</text:p>
          </table:table-cell>
          <table:table-cell table:formula="of:= 290 + [.A12]*18/22 - (([.A12]/2500)^4)*1000/11" office:value-type="float" office:value="726.719851184091" calcext:value-type="float">
            <text:p>726,71985118409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19" calcext:value-type="float">
            <text:p>919</text:p>
          </table:table-cell>
          <table:table-cell table:formula="of:= 290 + [.A13]*18/22 - (([.A13]/2500)^4)*1000/11" office:value-type="float" office:value="959.856880267636" calcext:value-type="float">
            <text:p>959,85688026763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68" calcext:value-type="float">
            <text:p>1068</text:p>
          </table:table-cell>
          <table:table-cell table:formula="of:= 290 + [.A14]*18/22 - (([.A14]/2500)^4)*1000/11" office:value-type="float" office:value="1024.83671272727" calcext:value-type="float">
            <text:p>1024,83671272727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145" calcext:value-type="float">
            <text:p>1145</text:p>
          </table:table-cell>
          <table:table-cell table:formula="of:= 290 + [.A15]*18/22 - (([.A15]/2500)^4)*1000/11" office:value-type="float" office:value="1193.84338670741" calcext:value-type="float">
            <text:p>1193,84338670741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369" calcext:value-type="float">
            <text:p>1369</text:p>
          </table:table-cell>
          <table:table-cell table:formula="of:= 290 + [.A16]*18/22 - (([.A16]/2500)^4)*1000/11" office:value-type="float" office:value="1410.65049748945" calcext:value-type="float">
            <text:p>1410,65049748945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521" calcext:value-type="float">
            <text:p>1521</text:p>
          </table:table-cell>
          <table:table-cell table:formula="of:= 290 + [.A17]*18/22 - (([.A17]/2500)^4)*1000/11" office:value-type="float" office:value="1561.18769133922" calcext:value-type="float">
            <text:p>1561,18769133922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601" calcext:value-type="float">
            <text:p>1601</text:p>
          </table:table-cell>
          <table:table-cell table:formula="of:= 290 + [.A18]*18/22 - (([.A18]/2500)^4)*1000/11" office:value-type="float" office:value="1569.00510791512" calcext:value-type="float">
            <text:p>1569,00510791512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669" calcext:value-type="float">
            <text:p>1669</text:p>
          </table:table-cell>
          <table:table-cell table:formula="of:= 290 + [.A19]*18/22 - (([.A19]/2500)^4)*1000/11" office:value-type="float" office:value="1633.6118456813" calcext:value-type="float">
            <text:p>1633,6118456813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856" calcext:value-type="float">
            <text:p>1856</text:p>
          </table:table-cell>
          <table:table-cell table:formula="of:= 290 + [.A20]*18/22 - (([.A20]/2500)^4)*1000/11" office:value-type="float" office:value="1855.54894522036" calcext:value-type="float">
            <text:p>1855,54894522036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2028" calcext:value-type="float">
            <text:p>2028</text:p>
          </table:table-cell>
          <table:table-cell table:formula="of:= 290 + [.A21]*18/22 - (([.A21]/2500)^4)*1000/11" office:value-type="float" office:value="2014.57319976941" calcext:value-type="float">
            <text:p>2014,57319976941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2107" calcext:value-type="float">
            <text:p>2107</text:p>
          </table:table-cell>
          <table:table-cell table:formula="of:= 290 + [.A22]*18/22 - (([.A22]/2500)^4)*1000/11" office:value-type="float" office:value="2018.90838837471" calcext:value-type="float">
            <text:p>2018,90838837471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2279" calcext:value-type="float">
            <text:p>2279</text:p>
          </table:table-cell>
          <table:table-cell table:formula="of:= 290 + [.A23]*18/22 - (([.A23]/2500)^4)*1000/11" office:value-type="float" office:value="2283.92775934287" calcext:value-type="float">
            <text:p>2283,92775934287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2437" calcext:value-type="float">
            <text:p>2437</text:p>
          </table:table-cell>
          <table:table-cell table:formula="of:= 290 + [.A24]*18/22 - (([.A24]/2500)^4)*1000/11" office:value-type="float" office:value="2419.34919119127" calcext:value-type="float">
            <text:p>2419,3491911912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550" calcext:value-type="float">
            <text:p>2550</text:p>
          </table:table-cell>
          <table:table-cell table:formula="of:= 290 + [.A25]*18/22 - (([.A25]/2500)^4)*1000/11" office:value-type="float" office:value="2498.12369454545" calcext:value-type="float">
            <text:p>2498,12369454545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2559" calcext:value-type="float">
            <text:p>2559</text:p>
          </table:table-cell>
          <table:table-cell table:formula="of:= 290 + [.A26]*18/22 - (([.A26]/2500)^4)*1000/11" office:value-type="float" office:value="2550.35546063127" calcext:value-type="float">
            <text:p>2550,35546063127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2632" calcext:value-type="float">
            <text:p>2632</text:p>
          </table:table-cell>
          <table:table-cell table:formula="of:= 290 + [.A27]*18/22 - (([.A27]/2500)^4)*1000/11" office:value-type="float" office:value="2571.24877910705" calcext:value-type="float">
            <text:p>2571,24877910705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2704" calcext:value-type="float">
            <text:p>2704</text:p>
          </table:table-cell>
          <table:table-cell table:formula="of:= 290 + [.A28]*18/22 - (([.A28]/2500)^4)*1000/11" office:value-type="float" office:value="2691.93485439854" calcext:value-type="float">
            <text:p>2691,93485439854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2870" calcext:value-type="float">
            <text:p>2870</text:p>
          </table:table-cell>
          <table:table-cell table:formula="of:= 290 + [.A29]*18/22 - (([.A29]/2500)^4)*1000/11" office:value-type="float" office:value="2894.662216704" calcext:value-type="float">
            <text:p>2894,662216704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2894" calcext:value-type="float">
            <text:p>2894</text:p>
          </table:table-cell>
          <table:table-cell table:formula="of:= 290 + [.A30]*18/22 - (([.A30]/2500)^4)*1000/11" office:value-type="float" office:value="2927.82034792895" calcext:value-type="float">
            <text:p>2927,82034792895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float" office:value="2925" calcext:value-type="float">
            <text:p>2925</text:p>
          </table:table-cell>
          <table:table-cell table:formula="of:= 290 + [.A31]*18/22 - (([.A31]/2500)^4)*1000/11" office:value-type="float" office:value="2900.88406908146" calcext:value-type="float">
            <text:p>2900,88406908146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955" calcext:value-type="float">
            <text:p>2955</text:p>
          </table:table-cell>
          <table:table-cell table:formula="of:= 290 + [.A32]*18/22 - (([.A32]/2500)^4)*1000/11" office:value-type="float" office:value="2942.50827636364" calcext:value-type="float">
            <text:p>2942,50827636364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2985" calcext:value-type="float">
            <text:p>2985</text:p>
          </table:table-cell>
          <table:table-cell table:formula="of:= 290 + [.A33]*18/22 - (([.A33]/2500)^4)*1000/11" office:value-type="float" office:value="2970.231059664" calcext:value-type="float">
            <text:p>2970,231059664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3016" calcext:value-type="float">
            <text:p>3016</text:p>
          </table:table-cell>
          <table:table-cell table:formula="of:= 290 + [.A34]*18/22 - (([.A34]/2500)^4)*1000/11" office:value-type="float" office:value="2986.02499036945" calcext:value-type="float">
            <text:p>2986,02499036945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3042" calcext:value-type="float">
            <text:p>3042</text:p>
          </table:table-cell>
          <table:table-cell table:formula="of:= 290 + [.A35]*18/22 - (([.A35]/2500)^4)*1000/11" office:value-type="float" office:value="2986.02499036945" calcext:value-type="float">
            <text:p>2986,02499036945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3105" calcext:value-type="float">
            <text:p>3105</text:p>
          </table:table-cell>
          <table:table-cell table:formula="of:= 290 + [.A36]*18/22 - (([.A36]/2500)^4)*1000/11" office:value-type="float" office:value="2986.02499036945" calcext:value-type="float">
            <text:p>2986,02499036945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3112" calcext:value-type="float">
            <text:p>3112</text:p>
          </table:table-cell>
          <table:table-cell table:formula="of:= 290 + [.A37]*18/22 - (([.A37]/2500)^4)*1000/11" office:value-type="float" office:value="2986.02499036945" calcext:value-type="float">
            <text:p>2986,02499036945</text:p>
          </table:table-cell>
        </table:table-row>
      </table:table>
      <table:table table:name="ADC value approach" table:style-name="ta1">
        <table:shapes>
          <draw:frame draw:z-index="0" draw:style-name="gr1" draw:text-style-name="P1" svg:width="159.99mm" svg:height="82.42mm" svg:x="91.53mm" svg:y="11.98mm">
            <draw:object draw:notify-on-update-of-ranges="'ADC value approach'.B1:'ADC value approach'.B1 'ADC value approach'.B2:'ADC value approach'.B37 'ADC value approach'.A2:'ADC value approach'.A37 'ADC value approach'.C1:'ADC value approach'.C1 'ADC value approach'.C2:'ADC value approach'.C37 'ADC value approach'.A2:'ADC value approach'.A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in voltage (mV)</text:p>
          </table:table-cell>
          <table:table-cell office:value-type="string" calcext:value-type="string">
            <text:p>ADC value</text:p>
          </table:table-cell>
          <table:table-cell office:value-type="string" calcext:value-type="string">
            <text:p>ADC approach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-300 + [.A2]*28/23 + ([.A2]/1000)^12/700"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formula="of:=-300 + [.A3]*28/23 + ([.A3]/1000)^12/700" office:value-type="float" office:value="-27.3043478260641" calcext:value-type="float">
            <text:p>-27,304347826064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formula="of:=-300 + [.A4]*28/23 + ([.A4]/1000)^12/700" office:value-type="float" office:value="28.6956521741275" calcext:value-type="float">
            <text:p>28,695652174127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6" calcext:value-type="float">
            <text:p>96</text:p>
          </table:table-cell>
          <table:table-cell table:formula="of:=-300 + [.A5]*28/23 + ([.A5]/1000)^12/700" office:value-type="float" office:value="151.652173922757" calcext:value-type="float">
            <text:p>151,65217392275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60" calcext:value-type="float">
            <text:p>160</text:p>
          </table:table-cell>
          <table:table-cell table:formula="of:=-300 + [.A6]*28/23 + ([.A6]/1000)^12/700" office:value-type="float" office:value="155.304347836786" calcext:value-type="float">
            <text:p>155,30434783678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56" calcext:value-type="float">
            <text:p>256</text:p>
          </table:table-cell>
          <table:table-cell table:formula="of:=-300 + [.A7]*28/23 + ([.A7]/1000)^12/700" office:value-type="float" office:value="245.391304441203" calcext:value-type="float">
            <text:p>245,39130444120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90" calcext:value-type="float">
            <text:p>290</text:p>
          </table:table-cell>
          <table:table-cell table:formula="of:=-300 + [.A8]*28/23 + ([.A8]/1000)^12/700" office:value-type="float" office:value="324.521739605016" calcext:value-type="float">
            <text:p>324,52173960501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00" calcext:value-type="float">
            <text:p>400</text:p>
          </table:table-cell>
          <table:table-cell table:formula="of:=-300 + [.A9]*28/23 + ([.A9]/1000)^12/700" office:value-type="float" office:value="396.347827839441" calcext:value-type="float">
            <text:p>396,34782783944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16" calcext:value-type="float">
            <text:p>416</text:p>
          </table:table-cell>
          <table:table-cell table:formula="of:=-300 + [.A10]*28/23 + ([.A10]/1000)^12/700" office:value-type="float" office:value="491.304355951814" calcext:value-type="float">
            <text:p>491,30435595181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84" calcext:value-type="float">
            <text:p>584</text:p>
          </table:table-cell>
          <table:table-cell table:formula="of:=-300 + [.A11]*28/23 + ([.A11]/1000)^12/700" office:value-type="float" office:value="582.608725779323" calcext:value-type="float">
            <text:p>582,60872577932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34" calcext:value-type="float">
            <text:p>534</text:p>
          </table:table-cell>
          <table:table-cell table:formula="of:=-300 + [.A12]*28/23 + ([.A12]/1000)^12/700" office:value-type="float" office:value="600.869603737065" calcext:value-type="float">
            <text:p>600,86960373706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820" calcext:value-type="float">
            <text:p>820</text:p>
          </table:table-cell>
          <table:table-cell table:formula="of:=-300 + [.A13]*28/23 + ([.A13]/1000)^12/700" office:value-type="float" office:value="818.783127123231" calcext:value-type="float">
            <text:p>818,78312712323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900" calcext:value-type="float">
            <text:p>900</text:p>
          </table:table-cell>
          <table:table-cell table:formula="of:=-300 + [.A14]*28/23 + ([.A14]/1000)^12/700" office:value-type="float" office:value="1000.17705903098" calcext:value-type="float">
            <text:p>1000,17705903098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109" calcext:value-type="float">
            <text:p>1109</text:p>
          </table:table-cell>
          <table:table-cell table:formula="of:=-300 + [.A15]*28/23 + ([.A15]/1000)^12/700" office:value-type="float" office:value="1093.92029731539" calcext:value-type="float">
            <text:p>1093,92029731539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380" calcext:value-type="float">
            <text:p>1380</text:p>
          </table:table-cell>
          <table:table-cell table:formula="of:=-300 + [.A16]*28/23 + ([.A16]/1000)^12/700" office:value-type="float" office:value="1366.67060316233" calcext:value-type="float">
            <text:p>1366,67060316233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571" calcext:value-type="float">
            <text:p>1571</text:p>
          </table:table-cell>
          <table:table-cell table:formula="of:=-300 + [.A17]*28/23 + ([.A17]/1000)^12/700" office:value-type="float" office:value="1551.87117815587" calcext:value-type="float">
            <text:p>1551,87117815587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581" calcext:value-type="float">
            <text:p>1581</text:p>
          </table:table-cell>
          <table:table-cell table:formula="of:=-300 + [.A18]*28/23 + ([.A18]/1000)^12/700" office:value-type="float" office:value="1649.44861156223" calcext:value-type="float">
            <text:p>1649,44861156223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664" calcext:value-type="float">
            <text:p>1664</text:p>
          </table:table-cell>
          <table:table-cell table:formula="of:=-300 + [.A19]*28/23 + ([.A19]/1000)^12/700" office:value-type="float" office:value="1732.49347435198" calcext:value-type="float">
            <text:p>1732,49347435198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955" calcext:value-type="float">
            <text:p>1955</text:p>
          </table:table-cell>
          <table:table-cell table:formula="of:=-300 + [.A20]*28/23 + ([.A20]/1000)^12/700" office:value-type="float" office:value="1961.86517954578" calcext:value-type="float">
            <text:p>1961,86517954578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171" calcext:value-type="float">
            <text:p>2171</text:p>
          </table:table-cell>
          <table:table-cell table:formula="of:=-300 + [.A21]*28/23 + ([.A21]/1000)^12/700" office:value-type="float" office:value="2175.78337406318" calcext:value-type="float">
            <text:p>2175,78337406318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2177" calcext:value-type="float">
            <text:p>2177</text:p>
          </table:table-cell>
          <table:table-cell table:formula="of:=-300 + [.A22]*28/23 + ([.A22]/1000)^12/700" office:value-type="float" office:value="2275.9799286518" calcext:value-type="float">
            <text:p>2275,9799286518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2559" calcext:value-type="float">
            <text:p>2559</text:p>
          </table:table-cell>
          <table:table-cell table:formula="of:=-300 + [.A23]*28/23 + ([.A23]/1000)^12/700" office:value-type="float" office:value="2502.4783889515" calcext:value-type="float">
            <text:p>2502,4783889515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2770" calcext:value-type="float">
            <text:p>2770</text:p>
          </table:table-cell>
          <table:table-cell table:formula="of:=-300 + [.A24]*28/23 + ([.A24]/1000)^12/700" office:value-type="float" office:value="2729.46828419946" calcext:value-type="float">
            <text:p>2729,46828419946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900" calcext:value-type="float">
            <text:p>2900</text:p>
          </table:table-cell>
          <table:table-cell table:formula="of:=-300 + [.A25]*28/23 + ([.A25]/1000)^12/700" office:value-type="float" office:value="2912.33797130725" calcext:value-type="float">
            <text:p>2912,33797130725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2990" calcext:value-type="float">
            <text:p>2990</text:p>
          </table:table-cell>
          <table:table-cell table:formula="of:=-300 + [.A26]*28/23 + ([.A26]/1000)^12/700" office:value-type="float" office:value="2927.95802976253" calcext:value-type="float">
            <text:p>2927,95802976253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3027" calcext:value-type="float">
            <text:p>3027</text:p>
          </table:table-cell>
          <table:table-cell table:formula="of:=-300 + [.A27]*28/23 + ([.A27]/1000)^12/700" office:value-type="float" office:value="3062.05589851045" calcext:value-type="float">
            <text:p>3062,05589851045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3255" calcext:value-type="float">
            <text:p>3255</text:p>
          </table:table-cell>
          <table:table-cell table:formula="of:=-300 + [.A28]*28/23 + ([.A28]/1000)^12/700" office:value-type="float" office:value="3210.09013581317" calcext:value-type="float">
            <text:p>3210,09013581317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3740" calcext:value-type="float">
            <text:p>3740</text:p>
          </table:table-cell>
          <table:table-cell table:formula="of:=-300 + [.A29]*28/23 + ([.A29]/1000)^12/700" office:value-type="float" office:value="3640.06697134161" calcext:value-type="float">
            <text:p>3640,06697134161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3847" calcext:value-type="float">
            <text:p>3847</text:p>
          </table:table-cell>
          <table:table-cell table:formula="of:=-300 + [.A30]*28/23 + ([.A30]/1000)^12/700" office:value-type="float" office:value="3716.17284911375" calcext:value-type="float">
            <text:p>3716,17284911375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3759" calcext:value-type="float">
            <text:p>3759</text:p>
          </table:table-cell>
          <table:table-cell table:formula="of:=-300 + [.A31]*28/23 + ([.A31]/1000)^12/700" office:value-type="float" office:value="3821.15896365234" calcext:value-type="float">
            <text:p>3821,15896365234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3900" calcext:value-type="float">
            <text:p>3900</text:p>
          </table:table-cell>
          <table:table-cell table:formula="of:=-300 + [.A32]*28/23 + ([.A32]/1000)^12/700" office:value-type="float" office:value="3930.66548632932" calcext:value-type="float">
            <text:p>3930,66548632932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4015" calcext:value-type="float">
            <text:p>4015</text:p>
          </table:table-cell>
          <table:table-cell table:formula="of:=-300 + [.A33]*28/23 + ([.A33]/1000)^12/700" office:value-type="float" office:value="4048.79442366309" calcext:value-type="float">
            <text:p>4048,79442366309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4095" calcext:value-type="float">
            <text:p>4095</text:p>
          </table:table-cell>
          <table:table-cell table:formula="of:=-300 + [.A34]*28/23 + ([.A34]/1000)^12/700" office:value-type="float" office:value="4180.89341293804" calcext:value-type="float">
            <text:p>4180,89341293804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4095" calcext:value-type="float">
            <text:p>4095</text:p>
          </table:table-cell>
          <table:table-cell table:formula="of:=-300 + [.A35]*28/23 + ([.A35]/1000)^12/700" office:value-type="float" office:value="4300.34572644234" calcext:value-type="float">
            <text:p>4300,34572644234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095" calcext:value-type="float">
            <text:p>4095</text:p>
          </table:table-cell>
          <table:table-cell table:formula="of:=-300 + [.A36]*28/23 + ([.A36]/1000)^12/700" office:value-type="float" office:value="4627.20548332687" calcext:value-type="float">
            <text:p>4627,20548332687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4095" calcext:value-type="float">
            <text:p>4095</text:p>
          </table:table-cell>
          <table:table-cell table:formula="of:=-300 + [.A37]*28/23 + ([.A37]/1000)^12/700" office:value-type="float" office:value="4667.15046001359" calcext:value-type="float">
            <text:p>4667,15046001359</text:p>
          </table:table-cell>
        </table:table-row>
      </table:table>
      <table:named-expressions/>
      <table:database-ranges>
        <table:database-range table:name="__Anonymous_Sheet_DB__0" table:target-range-address="'Pin voltage approach'.A1:'Pin voltage approach'.C37" table:display-filter-buttons="true"/>
        <table:database-range table:name="__Anonymous_Sheet_DB__1" table:target-range-address="'ADC value approach'.A1:'ADC value approach'.C3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17:55:55.5361627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19:51:13.153874345</meta:creation-date>
    <dc:date>2020-07-13T21:03:33.180843002</dc:date>
    <meta:editing-duration>PT2H12M48S</meta:editing-duration>
    <meta:editing-cycles>10</meta:editing-cycles>
    <meta:generator>LibreOffice/6.0.7.3$Linux_X86_64 LibreOffice_project/00m0$Build-3</meta:generator>
    <meta:document-statistic meta:table-count="2" meta:cell-count="2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243cm" xlink:href=".." xlink:type="simple" chart:class="chart:scatter" chart:style-name="ch1">
        <chart:legend chart:legend-position="end" svg:x="12.349cm" svg:y="3.567cm" style:legend-expansion="high" chart:style-name="ch2"/>
        <chart:plot-area chart:style-name="ch3" table:cell-range-address="'ADC value approach'.A2:'ADC value approach'.C37 'ADC value approach'.B1:'ADC value approach'.C1" chart:data-source-has-labels="row" svg:x="0.32cm" svg:y="0.164cm" svg:width="11.709cm" svg:height="7.915cm">
          <chartooo:coordinate-region svg:x="1.46cm" svg:y="0.367cm" svg:width="10.186cm" svg:height="7.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DC value approach'.B2:'ADC value approach'.B37" chart:label-cell-address="'ADC value approach'.B1:'ADC value approach'.B1" chart:class="chart:scatter">
            <chart:domain table:cell-range-address="'ADC value approach'.A2:'ADC value approach'.A37"/>
            <chart:data-point chart:repeated="36"/>
          </chart:series>
          <chart:series chart:style-name="ch7" chart:values-cell-range-address="'ADC value approach'.C2:'ADC value approach'.C37" chart:label-cell-address="'ADC value approach'.C1:'ADC value approach'.C1" chart:class="chart:scatte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ADC value</text:p>
                <draw:g>
                  <svg:desc>'ADC value approach'.B1:'ADC value approach'.B1</svg:desc>
                </draw:g>
              </table:table-cell>
              <table:table-cell office:value-type="string">
                <text:p>ADC approach</text:p>
                <draw:g>
                  <svg:desc>'ADC value approach'.C1:'ADC value approach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DC value approach'.A2:'ADC value approach'.A37</svg:desc>
                </draw:g>
              </table:table-cell>
              <table:table-cell office:value-type="float" office:value="0">
                <text:p>0</text:p>
                <draw:g>
                  <svg:desc>'ADC value approach'.B2:'ADC value approach'.B37</svg:desc>
                </draw:g>
              </table:table-cell>
              <table:table-cell office:value-type="float" office:value="-300">
                <text:p>-300</text:p>
                <draw:g>
                  <svg:desc>'ADC value approach'.C2:'ADC value approach'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-27.3043478260641">
                <text:p>-27.3043478260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28.6956521741275">
                <text:p>28.6956521741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1">
                <text:p>371</text:p>
              </table:table-cell>
              <table:table-cell office:value-type="float" office:value="96">
                <text:p>96</text:p>
              </table:table-cell>
              <table:table-cell office:value-type="float" office:value="151.652173922757">
                <text:p>151.6521739227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4">
                <text:p>374</text:p>
              </table:table-cell>
              <table:table-cell office:value-type="float" office:value="160">
                <text:p>160</text:p>
              </table:table-cell>
              <table:table-cell office:value-type="float" office:value="155.304347836786">
                <text:p>155.304347836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8">
                <text:p>448</text:p>
              </table:table-cell>
              <table:table-cell office:value-type="float" office:value="256">
                <text:p>256</text:p>
              </table:table-cell>
              <table:table-cell office:value-type="float" office:value="245.391304441203">
                <text:p>245.391304441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3">
                <text:p>513</text:p>
              </table:table-cell>
              <table:table-cell office:value-type="float" office:value="290">
                <text:p>290</text:p>
              </table:table-cell>
              <table:table-cell office:value-type="float" office:value="324.521739605016">
                <text:p>324.521739605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2">
                <text:p>572</text:p>
              </table:table-cell>
              <table:table-cell office:value-type="float" office:value="400">
                <text:p>400</text:p>
              </table:table-cell>
              <table:table-cell office:value-type="float" office:value="396.347827839441">
                <text:p>396.3478278394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0">
                <text:p>650</text:p>
              </table:table-cell>
              <table:table-cell office:value-type="float" office:value="416">
                <text:p>416</text:p>
              </table:table-cell>
              <table:table-cell office:value-type="float" office:value="491.304355951814">
                <text:p>491.3043559518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5">
                <text:p>725</text:p>
              </table:table-cell>
              <table:table-cell office:value-type="float" office:value="584">
                <text:p>584</text:p>
              </table:table-cell>
              <table:table-cell office:value-type="float" office:value="582.608725779323">
                <text:p>582.6087257793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0">
                <text:p>740</text:p>
              </table:table-cell>
              <table:table-cell office:value-type="float" office:value="534">
                <text:p>534</text:p>
              </table:table-cell>
              <table:table-cell office:value-type="float" office:value="600.869603737065">
                <text:p>600.869603737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">
                <text:p>919</text:p>
              </table:table-cell>
              <table:table-cell office:value-type="float" office:value="820">
                <text:p>820</text:p>
              </table:table-cell>
              <table:table-cell office:value-type="float" office:value="818.783127123231">
                <text:p>818.7831271232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68">
                <text:p>1068</text:p>
              </table:table-cell>
              <table:table-cell office:value-type="float" office:value="900">
                <text:p>900</text:p>
              </table:table-cell>
              <table:table-cell office:value-type="float" office:value="1000.17705903098">
                <text:p>1000.177059030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5">
                <text:p>1145</text:p>
              </table:table-cell>
              <table:table-cell office:value-type="float" office:value="1109">
                <text:p>1109</text:p>
              </table:table-cell>
              <table:table-cell office:value-type="float" office:value="1093.92029731539">
                <text:p>1093.92029731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69">
                <text:p>1369</text:p>
              </table:table-cell>
              <table:table-cell office:value-type="float" office:value="1380">
                <text:p>1380</text:p>
              </table:table-cell>
              <table:table-cell office:value-type="float" office:value="1366.67060316233">
                <text:p>1366.670603162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21">
                <text:p>1521</text:p>
              </table:table-cell>
              <table:table-cell office:value-type="float" office:value="1571">
                <text:p>1571</text:p>
              </table:table-cell>
              <table:table-cell office:value-type="float" office:value="1551.87117815587">
                <text:p>1551.871178155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1581">
                <text:p>1581</text:p>
              </table:table-cell>
              <table:table-cell office:value-type="float" office:value="1649.44861156223">
                <text:p>1649.448611562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69">
                <text:p>1669</text:p>
              </table:table-cell>
              <table:table-cell office:value-type="float" office:value="1664">
                <text:p>1664</text:p>
              </table:table-cell>
              <table:table-cell office:value-type="float" office:value="1732.49347435198">
                <text:p>1732.493474351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56">
                <text:p>1856</text:p>
              </table:table-cell>
              <table:table-cell office:value-type="float" office:value="1955">
                <text:p>1955</text:p>
              </table:table-cell>
              <table:table-cell office:value-type="float" office:value="1961.86517954578">
                <text:p>1961.86517954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28">
                <text:p>2028</text:p>
              </table:table-cell>
              <table:table-cell office:value-type="float" office:value="2171">
                <text:p>2171</text:p>
              </table:table-cell>
              <table:table-cell office:value-type="float" office:value="2175.78337406318">
                <text:p>2175.783374063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7">
                <text:p>2107</text:p>
              </table:table-cell>
              <table:table-cell office:value-type="float" office:value="2177">
                <text:p>2177</text:p>
              </table:table-cell>
              <table:table-cell office:value-type="float" office:value="2275.9799286518">
                <text:p>2275.97992865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9">
                <text:p>2279</text:p>
              </table:table-cell>
              <table:table-cell office:value-type="float" office:value="2559">
                <text:p>2559</text:p>
              </table:table-cell>
              <table:table-cell office:value-type="float" office:value="2502.4783889515">
                <text:p>2502.47838895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37">
                <text:p>2437</text:p>
              </table:table-cell>
              <table:table-cell office:value-type="float" office:value="2770">
                <text:p>2770</text:p>
              </table:table-cell>
              <table:table-cell office:value-type="float" office:value="2729.46828419946">
                <text:p>2729.468284199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0">
                <text:p>2550</text:p>
              </table:table-cell>
              <table:table-cell office:value-type="float" office:value="2900">
                <text:p>2900</text:p>
              </table:table-cell>
              <table:table-cell office:value-type="float" office:value="2912.33797130725">
                <text:p>2912.337971307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9">
                <text:p>2559</text:p>
              </table:table-cell>
              <table:table-cell office:value-type="float" office:value="2990">
                <text:p>2990</text:p>
              </table:table-cell>
              <table:table-cell office:value-type="float" office:value="2927.95802976253">
                <text:p>2927.958029762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32">
                <text:p>2632</text:p>
              </table:table-cell>
              <table:table-cell office:value-type="float" office:value="3027">
                <text:p>3027</text:p>
              </table:table-cell>
              <table:table-cell office:value-type="float" office:value="3062.05589851045">
                <text:p>3062.055898510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4">
                <text:p>2704</text:p>
              </table:table-cell>
              <table:table-cell office:value-type="float" office:value="3255">
                <text:p>3255</text:p>
              </table:table-cell>
              <table:table-cell office:value-type="float" office:value="3210.09013581317">
                <text:p>3210.090135813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70">
                <text:p>2870</text:p>
              </table:table-cell>
              <table:table-cell office:value-type="float" office:value="3740">
                <text:p>3740</text:p>
              </table:table-cell>
              <table:table-cell office:value-type="float" office:value="3640.06697134161">
                <text:p>3640.066971341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94">
                <text:p>2894</text:p>
              </table:table-cell>
              <table:table-cell office:value-type="float" office:value="3847">
                <text:p>3847</text:p>
              </table:table-cell>
              <table:table-cell office:value-type="float" office:value="3716.17284911375">
                <text:p>3716.17284911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25">
                <text:p>2925</text:p>
              </table:table-cell>
              <table:table-cell office:value-type="float" office:value="3759">
                <text:p>3759</text:p>
              </table:table-cell>
              <table:table-cell office:value-type="float" office:value="3821.15896365234">
                <text:p>3821.158963652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55">
                <text:p>2955</text:p>
              </table:table-cell>
              <table:table-cell office:value-type="float" office:value="3900">
                <text:p>3900</text:p>
              </table:table-cell>
              <table:table-cell office:value-type="float" office:value="3930.66548632932">
                <text:p>3930.665486329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85">
                <text:p>2985</text:p>
              </table:table-cell>
              <table:table-cell office:value-type="float" office:value="4015">
                <text:p>4015</text:p>
              </table:table-cell>
              <table:table-cell office:value-type="float" office:value="4048.79442366309">
                <text:p>4048.794423663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16">
                <text:p>3016</text:p>
              </table:table-cell>
              <table:table-cell office:value-type="float" office:value="4095">
                <text:p>4095</text:p>
              </table:table-cell>
              <table:table-cell office:value-type="float" office:value="4180.89341293804">
                <text:p>4180.893412938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42">
                <text:p>3042</text:p>
              </table:table-cell>
              <table:table-cell office:value-type="float" office:value="4095">
                <text:p>4095</text:p>
              </table:table-cell>
              <table:table-cell office:value-type="float" office:value="4300.34572644234">
                <text:p>4300.345726442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05">
                <text:p>3105</text:p>
              </table:table-cell>
              <table:table-cell office:value-type="float" office:value="4095">
                <text:p>4095</text:p>
              </table:table-cell>
              <table:table-cell office:value-type="float" office:value="4627.20548332687">
                <text:p>4627.205483326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12">
                <text:p>3112</text:p>
              </table:table-cell>
              <table:table-cell office:value-type="float" office:value="4095">
                <text:p>4095</text:p>
              </table:table-cell>
              <table:table-cell office:value-type="float" office:value="4667.15046001359">
                <text:p>4667.15046001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0.441cm" svg:y="3.94cm" style:legend-expansion="high" chart:style-name="ch2"/>
        <chart:plot-area chart:style-name="ch3" table:cell-range-address="'Pin voltage approach'.A2:'Pin voltage approach'.C37 'Pin voltage approach'.B1:'Pin voltage approach'.C1" chart:data-source-has-labels="row" svg:x="0.319cm" svg:y="0.179cm" svg:width="9.803cm" svg:height="8.631cm">
          <chartooo:coordinate-region svg:x="1.332cm" svg:y="0.382cm" svg:width="8.407cm" svg:height="7.7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in voltage approach'.B2:'Pin voltage approach'.B37" chart:label-cell-address="'Pin voltage approach'.B1:'Pin voltage approach'.B1" chart:class="chart:scatter">
            <chart:domain table:cell-range-address="'Pin voltage approach'.A2:'Pin voltage approach'.A37"/>
            <chart:data-point chart:repeated="36"/>
          </chart:series>
          <chart:series chart:style-name="ch7" chart:values-cell-range-address="'Pin voltage approach'.C2:'Pin voltage approach'.C37" chart:label-cell-address="'Pin voltage approach'.C1:'Pin voltage approach'.C1" chart:class="chart:scatte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in voltage (mV)</text:p>
                <draw:g>
                  <svg:desc>'Pin voltage approach'.B1:'Pin voltage approach'.B1</svg:desc>
                </draw:g>
              </table:table-cell>
              <table:table-cell office:value-type="string">
                <text:p>Pin voltage approach (mV)</text:p>
                <draw:g>
                  <svg:desc>'Pin voltage approach'.C1:'Pin voltage approach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in voltage approach'.A2:'Pin voltage approach'.A37</svg:desc>
                </draw:g>
              </table:table-cell>
              <table:table-cell office:value-type="float" office:value="0">
                <text:p>0</text:p>
                <draw:g>
                  <svg:desc>'Pin voltage approach'.B2:'Pin voltage approach'.B37</svg:desc>
                </draw:g>
              </table:table-cell>
              <table:table-cell office:value-type="float" office:value="290">
                <text:p>290</text:p>
                <draw:g>
                  <svg:desc>'Pin voltage approach'.C2:'Pin voltage approach'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70">
                <text:p>27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371">
                <text:p>371</text:p>
              </table:table-cell>
              <table:table-cell office:value-type="float" office:value="368.545256879346">
                <text:p>368.5452568793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374">
                <text:p>374</text:p>
              </table:table-cell>
              <table:table-cell office:value-type="float" office:value="420.907565707636">
                <text:p>420.907565707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448">
                <text:p>448</text:p>
              </table:table-cell>
              <table:table-cell office:value-type="float" office:value="499.444549894293">
                <text:p>499.444549894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0">
                <text:p>290</text:p>
              </table:table-cell>
              <table:table-cell office:value-type="float" office:value="513">
                <text:p>513</text:p>
              </table:table-cell>
              <table:table-cell office:value-type="float" office:value="527.256266914909">
                <text:p>527.256266914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572">
                <text:p>572</text:p>
              </table:table-cell>
              <table:table-cell office:value-type="float" office:value="617.213149090909">
                <text:p>617.213149090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">
                <text:p>416</text:p>
              </table:table-cell>
              <table:table-cell office:value-type="float" office:value="650">
                <text:p>650</text:p>
              </table:table-cell>
              <table:table-cell office:value-type="float" office:value="630.293938317647">
                <text:p>630.293938317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4">
                <text:p>584</text:p>
              </table:table-cell>
              <table:table-cell office:value-type="float" office:value="725">
                <text:p>725</text:p>
              </table:table-cell>
              <table:table-cell office:value-type="float" office:value="767.547475327683">
                <text:p>767.547475327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4">
                <text:p>534</text:p>
              </table:table-cell>
              <table:table-cell office:value-type="float" office:value="740">
                <text:p>740</text:p>
              </table:table-cell>
              <table:table-cell office:value-type="float" office:value="726.719851184091">
                <text:p>726.719851184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0">
                <text:p>820</text:p>
              </table:table-cell>
              <table:table-cell office:value-type="float" office:value="919">
                <text:p>919</text:p>
              </table:table-cell>
              <table:table-cell office:value-type="float" office:value="959.856880267636">
                <text:p>959.856880267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">
                <text:p>900</text:p>
              </table:table-cell>
              <table:table-cell office:value-type="float" office:value="1068">
                <text:p>1068</text:p>
              </table:table-cell>
              <table:table-cell office:value-type="float" office:value="1024.83671272727">
                <text:p>1024.836712727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9">
                <text:p>1109</text:p>
              </table:table-cell>
              <table:table-cell office:value-type="float" office:value="1145">
                <text:p>1145</text:p>
              </table:table-cell>
              <table:table-cell office:value-type="float" office:value="1193.84338670741">
                <text:p>1193.8433867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80">
                <text:p>1380</text:p>
              </table:table-cell>
              <table:table-cell office:value-type="float" office:value="1369">
                <text:p>1369</text:p>
              </table:table-cell>
              <table:table-cell office:value-type="float" office:value="1410.65049748945">
                <text:p>1410.650497489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71">
                <text:p>1571</text:p>
              </table:table-cell>
              <table:table-cell office:value-type="float" office:value="1521">
                <text:p>1521</text:p>
              </table:table-cell>
              <table:table-cell office:value-type="float" office:value="1561.18769133922">
                <text:p>1561.18769133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81">
                <text:p>1581</text:p>
              </table:table-cell>
              <table:table-cell office:value-type="float" office:value="1601">
                <text:p>1601</text:p>
              </table:table-cell>
              <table:table-cell office:value-type="float" office:value="1569.00510791512">
                <text:p>1569.005107915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64">
                <text:p>1664</text:p>
              </table:table-cell>
              <table:table-cell office:value-type="float" office:value="1669">
                <text:p>1669</text:p>
              </table:table-cell>
              <table:table-cell office:value-type="float" office:value="1633.6118456813">
                <text:p>1633.6118456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5">
                <text:p>1955</text:p>
              </table:table-cell>
              <table:table-cell office:value-type="float" office:value="1856">
                <text:p>1856</text:p>
              </table:table-cell>
              <table:table-cell office:value-type="float" office:value="1855.54894522036">
                <text:p>1855.548945220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71">
                <text:p>2171</text:p>
              </table:table-cell>
              <table:table-cell office:value-type="float" office:value="2028">
                <text:p>2028</text:p>
              </table:table-cell>
              <table:table-cell office:value-type="float" office:value="2014.57319976941">
                <text:p>2014.573199769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77">
                <text:p>2177</text:p>
              </table:table-cell>
              <table:table-cell office:value-type="float" office:value="2107">
                <text:p>2107</text:p>
              </table:table-cell>
              <table:table-cell office:value-type="float" office:value="2018.90838837471">
                <text:p>2018.908388374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9">
                <text:p>2559</text:p>
              </table:table-cell>
              <table:table-cell office:value-type="float" office:value="2279">
                <text:p>2279</text:p>
              </table:table-cell>
              <table:table-cell office:value-type="float" office:value="2283.92775934287">
                <text:p>2283.927759342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70">
                <text:p>2770</text:p>
              </table:table-cell>
              <table:table-cell office:value-type="float" office:value="2437">
                <text:p>2437</text:p>
              </table:table-cell>
              <table:table-cell office:value-type="float" office:value="2419.34919119127">
                <text:p>2419.349191191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00">
                <text:p>2900</text:p>
              </table:table-cell>
              <table:table-cell office:value-type="float" office:value="2550">
                <text:p>2550</text:p>
              </table:table-cell>
              <table:table-cell office:value-type="float" office:value="2498.12369454545">
                <text:p>2498.123694545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90">
                <text:p>2990</text:p>
              </table:table-cell>
              <table:table-cell office:value-type="float" office:value="2559">
                <text:p>2559</text:p>
              </table:table-cell>
              <table:table-cell office:value-type="float" office:value="2550.35546063127">
                <text:p>2550.355460631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27">
                <text:p>3027</text:p>
              </table:table-cell>
              <table:table-cell office:value-type="float" office:value="2632">
                <text:p>2632</text:p>
              </table:table-cell>
              <table:table-cell office:value-type="float" office:value="2571.24877910705">
                <text:p>2571.248779107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55">
                <text:p>3255</text:p>
              </table:table-cell>
              <table:table-cell office:value-type="float" office:value="2704">
                <text:p>2704</text:p>
              </table:table-cell>
              <table:table-cell office:value-type="float" office:value="2691.93485439854">
                <text:p>2691.934854398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40">
                <text:p>3740</text:p>
              </table:table-cell>
              <table:table-cell office:value-type="float" office:value="2870">
                <text:p>2870</text:p>
              </table:table-cell>
              <table:table-cell office:value-type="float" office:value="2894.662216704">
                <text:p>2894.6622167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47">
                <text:p>3847</text:p>
              </table:table-cell>
              <table:table-cell office:value-type="float" office:value="2894">
                <text:p>2894</text:p>
              </table:table-cell>
              <table:table-cell office:value-type="float" office:value="2927.82034792895">
                <text:p>2927.820347928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59">
                <text:p>3759</text:p>
              </table:table-cell>
              <table:table-cell office:value-type="float" office:value="2925">
                <text:p>2925</text:p>
              </table:table-cell>
              <table:table-cell office:value-type="float" office:value="2900.88406908146">
                <text:p>2900.884069081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00">
                <text:p>3900</text:p>
              </table:table-cell>
              <table:table-cell office:value-type="float" office:value="2955">
                <text:p>2955</text:p>
              </table:table-cell>
              <table:table-cell office:value-type="float" office:value="2942.50827636364">
                <text:p>2942.508276363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15">
                <text:p>4015</text:p>
              </table:table-cell>
              <table:table-cell office:value-type="float" office:value="2985">
                <text:p>2985</text:p>
              </table:table-cell>
              <table:table-cell office:value-type="float" office:value="2970.231059664">
                <text:p>2970.2310596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95">
                <text:p>4095</text:p>
              </table:table-cell>
              <table:table-cell office:value-type="float" office:value="3016">
                <text:p>3016</text:p>
              </table:table-cell>
              <table:table-cell office:value-type="float" office:value="2986.02499036945">
                <text:p>2986.024990369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95">
                <text:p>4095</text:p>
              </table:table-cell>
              <table:table-cell office:value-type="float" office:value="3042">
                <text:p>3042</text:p>
              </table:table-cell>
              <table:table-cell office:value-type="float" office:value="2986.02499036945">
                <text:p>2986.024990369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95">
                <text:p>4095</text:p>
              </table:table-cell>
              <table:table-cell office:value-type="float" office:value="3105">
                <text:p>3105</text:p>
              </table:table-cell>
              <table:table-cell office:value-type="float" office:value="2986.02499036945">
                <text:p>2986.024990369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95">
                <text:p>4095</text:p>
              </table:table-cell>
              <table:table-cell office:value-type="float" office:value="3112">
                <text:p>3112</text:p>
              </table:table-cell>
              <table:table-cell office:value-type="float" office:value="2986.02499036945">
                <text:p>2986.024990369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